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12,049,447,242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99,844,406,013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93,148,146,586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95,683,527,003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35,458,133,124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38,907,690,051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42,029,307,133.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82,995,942,006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97,124,961,971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331,308,500,253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355,908,689,477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318,902,829,550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73,546,728,473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47,875,422,204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40,963,562,236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02,370,140,236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54,564,203,587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36,309,295,225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30,457,756,628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42,588,875,293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44,428,172,489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43,157,600,149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45,861,612,40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3:32:28.833699190</dc:date>
    <meta:editing-duration>PT2H24M40S</meta:editing-duration>
    <meta:editing-cycles>66</meta:editing-cycles>
    <meta:generator>LibreOffice/7.2.6.2$Linux_X86_64 LibreOffice_project/20$Build-2</meta:generator>
    <meta:document-statistic meta:table-count="1" meta:cell-count="48" meta:object-count="0"/>
  </office:meta>
</office:document-meta>
</file>